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es" fo:country="AR"/>
    </style:style>
    <style:style style:family="text" style:name="T2" style:display-name="T2">
      <style:text-properties fo:font-weight="normal"/>
    </style:style>
    <style:style style:family="paragraph" style:name="P9" style:display-name="P9" style:list-style-name="L3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20" style:display-name="P20" style:list-style-name="L7">
      <style:paragraph-properties fo:text-indent="0.000000cm" fo:margin-left="1.905000cm" style:writing-mode="lr"/>
      <style:text-properties style:font-name="Liberation Serif" fo:font-size="12pt" fo:language="es" fo:country="AR"/>
    </style:style>
    <style:style style:family="paragraph" style:name="P10" style:display-name="P10" style:parent-style-name="Normal">
      <style:paragraph-properties fo:break-before="page">
        <style:tab-stops>
          <style:tab-stop style:type="left" style:position="0.718750in"/>
        </style:tab-stops>
      </style:paragraph-properties>
    </style:style>
    <style:style style:family="paragraph" style:name="P11" style:display-name="P11" style:list-style-name="L4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12" style:display-name="P12" style:list-style-name="L4">
      <style:paragraph-properties fo:text-indent="0.000000cm" fo:margin-left="1.270000cm" style:writing-mode="lr"/>
      <style:text-properties style:font-name="Liberation Serif" fo:font-size="12pt" fo:language="es" fo:country="AR"/>
    </style:style>
    <style:style style:family="paragraph" style:name="P13" style:display-name="P13" style:list-style-name="L4">
      <style:paragraph-properties fo:text-indent="0.000000cm" fo:margin-left="1.905000cm" style:writing-mode="lr"/>
      <style:text-properties style:font-name="Liberation Serif" fo:font-size="12pt" fo:language="es" fo:country="AR"/>
    </style:style>
    <style:style style:family="paragraph" style:name="P14" style:display-name="P14" style:list-style-name="L5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15" style:display-name="P15" style:list-style-name="L5">
      <style:paragraph-properties fo:text-indent="0.000000cm" fo:margin-left="1.270000cm" style:writing-mode="lr"/>
      <style:text-properties style:font-name="Liberation Serif" fo:font-size="12pt" fo:language="es" fo:country="AR"/>
    </style:style>
    <style:style style:family="paragraph" style:name="P16" style:display-name="P16">
      <style:paragraph-properties fo:break-before="page"/>
    </style:style>
    <style:style style:family="paragraph" style:name="P17" style:display-name="P17" style:list-style-name="L6">
      <style:paragraph-properties fo:text-indent="0.000000cm" fo:margin-left="1.270000cm" style:writing-mode="lr"/>
      <style:text-properties style:font-name="Liberation Serif" fo:font-size="12pt" fo:language="es" fo:country="AR"/>
    </style:style>
    <style:style style:family="paragraph" style:name="P18" style:display-name="P18" style:list-style-name="L7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19" style:display-name="P19" style:list-style-name="L7">
      <style:paragraph-properties fo:text-indent="0.000000cm" fo:margin-left="1.270000cm" style:writing-mode="lr"/>
      <style:text-properties style:font-name="Liberation Serif" fo:font-size="12pt" fo:language="es" fo:country="AR"/>
    </style:style>
    <style:style style:family="paragraph" style:name="P1" style:display-name="P1" style:parent-style-name="Normal">
      <style:paragraph-properties fo:break-before="page"/>
    </style:style>
    <style:style style:family="paragraph" style:name="P2" style:display-name="P2" style:parent-style-name="Normal"/>
    <style:style style:family="paragraph" style:name="P3" style:display-name="P3" style:list-style-name="L1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4" style:display-name="P4" style:parent-style-name="Normal">
      <style:paragraph-properties>
        <style:tab-stops>
          <style:tab-stop style:type="left" style:position="0.718750in"/>
        </style:tab-stops>
      </style:paragraph-properties>
    </style:style>
    <style:style style:family="paragraph" style:name="P5" style:display-name="P5" style:parent-style-name="Normal">
      <style:paragraph-properties fo:break-before="column"/>
    </style:style>
    <style:style style:family="paragraph" style:name="P6" style:display-name="P6" style:list-style-name="L2">
      <style:paragraph-properties fo:text-indent="0.000000cm" fo:margin-left="0.635000cm" style:writing-mode="lr"/>
      <style:text-properties style:font-name="Liberation Serif" fo:font-size="12pt" fo:language="es" fo:country="AR"/>
    </style:style>
    <style:style style:family="paragraph" style:name="P7" style:display-name="P7" style:list-style-name="L2">
      <style:paragraph-properties fo:text-indent="0.000000cm" fo:margin-left="1.270000cm" style:writing-mode="lr"/>
      <style:text-properties style:font-name="Liberation Serif" fo:font-size="12pt" fo:language="es" fo:country="AR"/>
    </style:style>
    <style:style style:family="paragraph" style:name="P8" style:display-name="P8" style:list-style-name="L2">
      <style:paragraph-properties fo:text-indent="0.000000cm" fo:margin-left="1.905000cm" style:writing-mode="lr"/>
      <style:text-properties style:font-name="Liberation Serif" fo:font-size="12pt" fo:language="es" fo:country="AR"/>
    </style:style>
    <style:style style:family="section" style:name="Sect1" style:display-name="Sect1"/>
    <style:style style:family="table" style:name="Table1" style:display-name="Table1">
      <style:table-properties style:width="5.822900in" table:align="margins" fo:margin-left="0.8792in"/>
    </style:style>
    <style:style style:family="table" style:name="Table2" style:display-name="Table2">
      <style:table-properties style:width="5.822900in" table:align="margins" fo:margin-left="0.8792in"/>
    </style:style>
    <style:style style:family="table-column" style:name="Table2-col5" style:display-name="Table2.col5">
      <style:table-column-properties style:column-width="2.1771in"/>
    </style:style>
    <style:style style:family="table-column" style:name="Table1-col1" style:display-name="Table1.col1">
      <style:table-column-properties style:column-width="1.2708in"/>
    </style:style>
    <style:style style:family="table-column" style:name="Table1-col2" style:display-name="Table1.col2">
      <style:table-column-properties style:column-width="0.875in"/>
    </style:style>
    <style:style style:family="table-column" style:name="Table1-col3" style:display-name="Table1.col3">
      <style:table-column-properties style:column-width="0.75in"/>
    </style:style>
    <style:style style:family="table-column" style:name="Table1-col4" style:display-name="Table1.col4">
      <style:table-column-properties style:column-width="0.75in"/>
    </style:style>
    <style:style style:family="table-column" style:name="Table1-col5" style:display-name="Table1.col5">
      <style:table-column-properties style:column-width="2.1771in"/>
    </style:style>
    <style:style style:family="table-column" style:name="Table2-col1" style:display-name="Table2.col1">
      <style:table-column-properties style:column-width="1.2708in"/>
    </style:style>
    <style:style style:family="table-column" style:name="Table2-col2" style:display-name="Table2.col2">
      <style:table-column-properties style:column-width="0.875in"/>
    </style:style>
    <style:style style:family="table-column" style:name="Table2-col3" style:display-name="Table2.col3">
      <style:table-column-properties style:column-width="0.75in"/>
    </style:style>
    <style:style style:family="table-column" style:name="Table2-col4" style:display-name="Table2.col4">
      <style:table-column-properties style:column-width="0.75in"/>
    </style:style>
    <style:style style:family="table-cell" style:name="Table1-col5-row7" style:display-name="Table1_col5_row7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8" style:display-name="Table1_col5_row8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9" style:display-name="Table1_col5_row9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2-col4-row5" style:display-name="Table2_col4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6" style:display-name="Table2_col5_row6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2-col4-row6" style:display-name="Table2_col4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7" style:display-name="Table2_col5_row7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0" style:display-name="Table1_col3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1-row6" style:display-name="Table2_col1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1" style:display-name="Table2_col5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2-col3-row5" style:display-name="Table2_col3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6" style:display-name="Table2_col3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6" style:display-name="Table2_col2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4-row8" style:display-name="Table2_col4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0" style:display-name="Table1_col2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2" style:display-name="Table2_col5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2-col1-row5" style:display-name="Table2_col1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9" style:display-name="Table1_col1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7" style:display-name="Table1_col1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8" style:display-name="Table1_col1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8" style:display-name="Table2_col3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5" style:display-name="Table2_col5_row5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2-row5" style:display-name="Table1_col2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7" style:display-name="Table2_col2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3" style:display-name="Table1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4" style:display-name="Table1_col2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0" style:display-name="Table1_col1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8" style:display-name="Table2_col5_row8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1-row5" style:display-name="Table1_col1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5-row10" style:display-name="Table1_col5_row10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2-col1-row4" style:display-name="Table2_col1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" style:display-name="Table1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2-row3" style:display-name="Table1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2" style:display-name="Table1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1-row7" style:display-name="Table2_col1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9" style:display-name="Table1_col3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1-row8" style:display-name="Table2_col1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5" style:display-name="Table2_col2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4-row7" style:display-name="Table2_col4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7" style:display-name="Table1_col3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" style:display-name="Table1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2-col2-row8" style:display-name="Table2_col2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6" style:display-name="Table1_col1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5" style:display-name="Table1_col3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8" style:display-name="Table1_col3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7" style:display-name="Table1_col2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7" style:display-name="Table2_col3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6" style:display-name="Table1_col3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4" style:display-name="Table1_col3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5" style:display-name="Table1_col4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7" style:display-name="Table1_col4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6" style:display-name="Table1_col2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3" style:display-name="Table2_col5_row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2-col1-row1" style:display-name="Table2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2-col1-row2" style:display-name="Table2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1-row3" style:display-name="Table2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9" style:display-name="Table1_col4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1" style:display-name="Table2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2-col2-row2" style:display-name="Table2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3" style:display-name="Table2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2-row4" style:display-name="Table2_col2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1" style:display-name="Table2_col3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2-col3-row2" style:display-name="Table2_col3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3" style:display-name="Table2_col3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3-row4" style:display-name="Table2_col3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4-row1" style:display-name="Table2_col4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2-col4-row2" style:display-name="Table2_col4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4-row3" style:display-name="Table2_col4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4-row4" style:display-name="Table2_col4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8" style:display-name="Table1_col4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9" style:display-name="Table1_col2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4" style:display-name="Table1_col1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2-col5-row4" style:display-name="Table2_col5_row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2-row2" style:display-name="Table1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0" style:display-name="Table1_col4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6" style:display-name="Table1_col4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" style:display-name="Table1_col3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3-row2" style:display-name="Table1_col3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3" style:display-name="Table1_col3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8" style:display-name="Table1_col2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" style:display-name="Table1_col4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4-row2" style:display-name="Table1_col4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3" style:display-name="Table1_col4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4" style:display-name="Table1_col4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5-row1" style:display-name="Table1_col5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1-col5-row2" style:display-name="Table1_col5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3" style:display-name="Table1_col5_row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4" style:display-name="Table1_col5_row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5" style:display-name="Table1_col5_row5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6" style:display-name="Table1_col5_row6">
      <style:table-cell-properties style:vertical-align="top" fo:border-left="0.05pt solid #000000" fo:border-right="0.05pt solid #000000" fo:border-top="0.72pt solid #000000" fo:border-bottom="0.05pt solid #000000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5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</text:list-style>
    <text:list-style style:name="L6"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</text:list-style>
    <text:list-style style:name="L7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Informe:</text:p>
        <text:p text:style-name="P2"/>
        <text:list text:style-name="L1">
          <text:list-item>
            <text:p text:style-name="P3">Fases del primer Sprint:</text:p>
          </text:list-item>
        </text:list>
        <text:p text:style-name="P2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row>
            <table:table-cell table:style-name="Table1_col1_row1">
              <text:p text:style-name="Normal">Fase</text:p>
            </table:table-cell>
            <table:table-cell table:style-name="Table1_col2_row1">
              <text:p text:style-name="Normal">Fecha</text:p>
            </table:table-cell>
            <table:table-cell table:style-name="Table1_col3_row1">
              <text:p text:style-name="Normal">Duración estimada</text:p>
            </table:table-cell>
            <table:table-cell table:style-name="Table1_col4_row1">
              <text:p text:style-name="P4">Duración real</text:p>
            </table:table-cell>
            <table:table-cell table:style-name="Table1_col5_row1">
              <text:p text:style-name="Normal">Tardanza / Inasistencia</text:p>
            </table:table-cell>
          </table:table-row>
          <table:table-row>
            <table:table-cell table:style-name="Table1_col1_row2">
              <text:p text:style-name="Normal">Planificación de Sprint</text:p>
            </table:table-cell>
            <table:table-cell table:style-name="Table1_col2_row2">
              <text:p text:style-name="P1">11/10/13</text:p>
            </table:table-cell>
            <table:table-cell table:style-name="Table1_col3_row2">
              <text:p text:style-name="Normal">2 hs</text:p>
            </table:table-cell>
            <table:table-cell table:style-name="Table1_col4_row2">
              <text:p text:style-name="Normal">2 hs</text:p>
            </table:table-cell>
            <table:table-cell table:style-name="Table1_col5_row2">
              <text:p text:style-name="Normal">Micaela</text:p>
            </table:table-cell>
          </table:table-row>
          <table:table-row>
            <table:table-cell table:style-name="Table1_col1_row3">
              <text:p text:style-name="P1">Daily meeting 1</text:p>
            </table:table-cell>
            <table:table-cell table:style-name="Table1_col2_row3">
              <text:p text:style-name="Normal">13/10/13</text:p>
            </table:table-cell>
            <table:table-cell table:style-name="Table1_col3_row3">
              <text:p text:style-name="Normal">10 min</text:p>
            </table:table-cell>
            <table:table-cell table:style-name="Table1_col4_row3">
              <text:p text:style-name="Normal">8 min</text:p>
            </table:table-cell>
            <table:table-cell table:style-name="Table1_col5_row3">
              <text:p text:style-name="Normal">Sofía</text:p>
            </table:table-cell>
          </table:table-row>
          <table:table-row>
            <table:table-cell table:style-name="Table1_col1_row4">
              <text:p text:style-name="Normal">Día 1 del Sprint</text:p>
            </table:table-cell>
            <table:table-cell table:style-name="Table1_col2_row4">
              <text:p text:style-name="Normal">13/10/13</text:p>
            </table:table-cell>
            <table:table-cell table:style-name="Table1_col3_row4">
              <text:p text:style-name="Normal">5 hs</text:p>
            </table:table-cell>
            <table:table-cell table:style-name="Table1_col4_row4">
              <text:p text:style-name="Normal">5 hs</text:p>
            </table:table-cell>
            <table:table-cell table:style-name="Table1_col5_row4">
              <text:p text:style-name="Normal">Sofía</text:p>
            </table:table-cell>
          </table:table-row>
          <table:table-row>
            <table:table-cell table:style-name="Table1_col1_row5">
              <text:p text:style-name="Normal">Daily meeting 2</text:p>
            </table:table-cell>
            <table:table-cell table:style-name="Table1_col2_row5">
              <text:p text:style-name="Normal">15/10/13</text:p>
            </table:table-cell>
            <table:table-cell table:style-name="Table1_col3_row5">
              <text:p text:style-name="Normal">10 min</text:p>
            </table:table-cell>
            <table:table-cell table:style-name="Table1_col4_row5">
              <text:p text:style-name="Normal">8 min</text:p>
            </table:table-cell>
            <table:table-cell table:style-name="Table1_col5_row5">
              <text:p text:style-name="Normal">Micaela</text:p>
            </table:table-cell>
          </table:table-row>
          <table:table-row>
            <table:table-cell table:style-name="Table1_col1_row6">
              <text:p text:style-name="Normal">Día 2 del Sprint</text:p>
            </table:table-cell>
            <table:table-cell table:style-name="Table1_col2_row6">
              <text:p text:style-name="Normal">15/10/13</text:p>
            </table:table-cell>
            <table:table-cell table:style-name="Table1_col3_row6">
              <text:p text:style-name="Normal">5 hs</text:p>
            </table:table-cell>
            <table:table-cell table:style-name="Table1_col4_row6">
              <text:p text:style-name="Normal">6 hs</text:p>
            </table:table-cell>
            <table:table-cell table:style-name="Table1_col5_row6">
              <text:p text:style-name="P1">Sofía (se volvió antes)</text:p>
            </table:table-cell>
          </table:table-row>
          <table:table-row>
            <table:table-cell table:style-name="Table1_col1_row7">
              <text:p text:style-name="P1">Daily meeting 3</text:p>
            </table:table-cell>
            <table:table-cell table:style-name="Table1_col2_row7">
              <text:p text:style-name="Normal">18/10/13</text:p>
            </table:table-cell>
            <table:table-cell table:style-name="Table1_col3_row7">
              <text:p text:style-name="Normal">10 min</text:p>
            </table:table-cell>
            <table:table-cell table:style-name="Table1_col4_row7">
              <text:p text:style-name="Normal">4 min</text:p>
            </table:table-cell>
            <table:table-cell table:style-name="Table1_col5_row7">
              <text:p text:style-name="Normal">Sofía / Micaela</text:p>
            </table:table-cell>
          </table:table-row>
          <table:table-row>
            <table:table-cell table:style-name="Table1_col1_row8">
              <text:p text:style-name="Normal">Día 3 del Sprint</text:p>
            </table:table-cell>
            <table:table-cell table:style-name="Table1_col2_row8">
              <text:p text:style-name="P1">18/10/13</text:p>
            </table:table-cell>
            <table:table-cell table:style-name="Table1_col3_row8">
              <text:p text:style-name="P1">5 hs</text:p>
            </table:table-cell>
            <table:table-cell table:style-name="Table1_col4_row8">
              <text:p text:style-name="P1">6 hs</text:p>
            </table:table-cell>
            <table:table-cell table:style-name="Table1_col5_row8">
              <text:p text:style-name="P1">-</text:p>
            </table:table-cell>
          </table:table-row>
          <table:table-row>
            <table:table-cell table:style-name="Table1_col1_row9">
              <text:p text:style-name="P1">Revisión de Sprint</text:p>
            </table:table-cell>
            <table:table-cell table:style-name="Table1_col2_row9">
              <text:p text:style-name="Normal">20/10/13</text:p>
            </table:table-cell>
            <table:table-cell table:style-name="Table1_col3_row9">
              <text:p text:style-name="Normal">2 hs</text:p>
            </table:table-cell>
            <table:table-cell table:style-name="Table1_col4_row9">
              <text:p text:style-name="Normal">30 min</text:p>
            </table:table-cell>
            <table:table-cell table:style-name="Table1_col5_row9">
              <text:p text:style-name="P5">-</text:p>
            </table:table-cell>
          </table:table-row>
          <table:table-row>
            <table:table-cell table:style-name="Table1_col1_row10">
              <text:p text:style-name="P1">Retrospectiva de Sprint</text:p>
            </table:table-cell>
            <table:table-cell table:style-name="Table1_col2_row10">
              <text:p text:style-name="P2">20/10/13</text:p>
            </table:table-cell>
            <table:table-cell table:style-name="Table1_col3_row10">
              <text:p text:style-name="Normal">2 hs</text:p>
            </table:table-cell>
            <table:table-cell table:style-name="Table1_col4_row10">
              <text:p text:style-name="P1">30 min</text:p>
            </table:table-cell>
            <table:table-cell table:style-name="Table1_col5_row10">
              <text:p text:style-name="P1">-</text:p>
            </table:table-cell>
          </table:table-row>
        </table:table>
        <text:p text:style-name="P2"/>
        <text:p text:style-name="P2"/>
        <text:list text:style-name="L2">
          <text:list-item>
            <text:p text:style-name="P6">Tareas realizadas en cada etapa:</text:p>
            <text:list>
              <text:list-item>
                <text:p text:style-name="P7">Planificación:</text:p>
                <text:list>
                  <text:list-item>
                    <text:p text:style-name="P8">Inclusión de los elementos más prioritarios del PB al SB.</text:p>
                  </text:list-item>
                  <text:list-item>
                    <text:p text:style-name="P8">Estimación de esfuerzo requerido por actividad.</text:p>
                  </text:list-item>
                  <text:list-item>
                    <text:p text:style-name="P8">Organización de los días y horas disponibles por cada miembro.</text:p>
                  </text:list-item>
                  <text:list-item>
                    <text:p text:style-name="P8">Bosquejos iniciales del modelo de datos.</text:p>
                  </text:list-item>
                </text:list>
              </text:list-item>
              <text:list-item>
                <text:p text:style-name="P7">Sprint:</text:p>
                <text:list>
                  <text:list-item>
                    <text:p text:style-name="P8">Análisis y diseño detallado del modelo de datos.</text:p>
                  </text:list-item>
                  <text:list-item>
                    <text:p text:style-name="P8">Revisión y cambios menores del modelo de datos.</text:p>
                  </text:list-item>
                  <text:list-item>
                    <text:p text:style-name="P8">Implementación de los elementos prioritarios del SB.</text:p>
                  </text:list-item>
                </text:list>
              </text:list-item>
              <text:list-item>
                <text:p text:style-name="P7">Revisión y retrospectiva:</text:p>
                <text:list>
                  <text:list-item>
                    <text:p text:style-name="P8">Revisión de las actividades realizadas.</text:p>
                  </text:list-item>
                  <text:list-item>
                    <text:p text:style-name="P8">Análisis de los problemas que se presentaron y la agilidad con la que fueron resultos.</text:p>
                  </text:list-item>
                  <text:list-item>
                    <text:p text:style-name="P8">Opiniones sobre las tecnologías usadas.</text:p>
                  </text:list-item>
                </text:list>
              </text:list-item>
            </text:list>
          </text:list-item>
        </text:list>
        <text:p text:style-name="P2"/>
        <text:list text:style-name="L3">
          <text:list-item>
            <text:p text:style-name="P9">Fases del segundo sprint:</text:p>
          </text:list-item>
        </text:list>
        <text:p text:style-name="P2"/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column table:style-name="Table2.col4"/>
          <table:table-column table:style-name="Table2.col5"/>
          <table:table-row>
            <table:table-cell table:style-name="Table2_col1_row1">
              <text:p text:style-name="Normal">Fase</text:p>
            </table:table-cell>
            <table:table-cell table:style-name="Table2_col2_row1">
              <text:p text:style-name="P2">Fecha</text:p>
            </table:table-cell>
            <table:table-cell table:style-name="Table2_col3_row1">
              <text:p text:style-name="P1">Duración estimada</text:p>
            </table:table-cell>
            <table:table-cell table:style-name="Table2_col4_row1">
              <text:p text:style-name="P10">Duración real</text:p>
            </table:table-cell>
            <table:table-cell table:style-name="Table2_col5_row1">
              <text:p text:style-name="Normal">Tardanza / Inasistencia</text:p>
            </table:table-cell>
          </table:table-row>
          <table:table-row>
            <table:table-cell table:style-name="Table2_col1_row2">
              <text:p text:style-name="Normal">Planificación de Sprint</text:p>
            </table:table-cell>
            <table:table-cell table:style-name="Table2_col2_row2">
              <text:p text:style-name="Normal">25/10/13</text:p>
            </table:table-cell>
            <table:table-cell table:style-name="Table2_col3_row2">
              <text:p text:style-name="Normal">2 hs</text:p>
            </table:table-cell>
            <table:table-cell table:style-name="Table2_col4_row2">
              <text:p text:style-name="Normal">2 hs</text:p>
            </table:table-cell>
            <table:table-cell table:style-name="Table2_col5_row2">
              <text:p text:style-name="Normal">-</text:p>
            </table:table-cell>
          </table:table-row>
          <table:table-row>
            <table:table-cell table:style-name="Table2_col1_row3">
              <text:p text:style-name="P1">Daily meeting 1</text:p>
            </table:table-cell>
            <table:table-cell table:style-name="Table2_col2_row3">
              <text:p text:style-name="Normal">25/10/13</text:p>
            </table:table-cell>
            <table:table-cell table:style-name="Table2_col3_row3">
              <text:p text:style-name="Normal">10 min</text:p>
            </table:table-cell>
            <table:table-cell table:style-name="Table2_col4_row3">
              <text:p text:style-name="Normal">11 min</text:p>
            </table:table-cell>
            <table:table-cell table:style-name="Table2_col5_row3">
              <text:p text:style-name="Normal">-</text:p>
            </table:table-cell>
          </table:table-row>
          <table:table-row>
            <table:table-cell table:style-name="Table2_col1_row4">
              <text:p text:style-name="Normal">Día 1 del Sprint</text:p>
            </table:table-cell>
            <table:table-cell table:style-name="Table2_col2_row4">
              <text:p text:style-name="Normal">25/10/13</text:p>
            </table:table-cell>
            <table:table-cell table:style-name="Table2_col3_row4">
              <text:p text:style-name="Normal">3 hs</text:p>
            </table:table-cell>
            <table:table-cell table:style-name="Table2_col4_row4">
              <text:p text:style-name="Normal">3,4 hs</text:p>
            </table:table-cell>
            <table:table-cell table:style-name="Table2_col5_row4">
              <text:p text:style-name="P1">-</text:p>
            </table:table-cell>
          </table:table-row>
          <table:table-row>
            <table:table-cell table:style-name="Table2_col1_row5">
              <text:p text:style-name="Normal">Daily meeting 2</text:p>
            </table:table-cell>
            <table:table-cell table:style-name="Table2_col2_row5">
              <text:p text:style-name="Normal">31/10/13</text:p>
            </table:table-cell>
            <table:table-cell table:style-name="Table2_col3_row5">
              <text:p text:style-name="Normal">10 min</text:p>
            </table:table-cell>
            <table:table-cell table:style-name="Table2_col4_row5">
              <text:p text:style-name="Normal">0 min</text:p>
            </table:table-cell>
            <table:table-cell table:style-name="Table2_col5_row5">
              <text:p text:style-name="Normal">ABORTADO</text:p>
            </table:table-cell>
          </table:table-row>
          <table:table-row>
            <table:table-cell table:style-name="Table2_col1_row6">
              <text:p text:style-name="Normal">Día 2 del Sprint</text:p>
            </table:table-cell>
            <table:table-cell table:style-name="Table2_col2_row6">
              <text:p text:style-name="Normal">31/10/13</text:p>
            </table:table-cell>
            <table:table-cell table:style-name="Table2_col3_row6">
              <text:p text:style-name="Normal">2 hs</text:p>
            </table:table-cell>
            <table:table-cell table:style-name="Table2_col4_row6">
              <text:p text:style-name="Normal">0 hs</text:p>
            </table:table-cell>
            <table:table-cell table:style-name="Table2_col5_row6">
              <text:p text:style-name="Normal">ABORTADO</text:p>
            </table:table-cell>
          </table:table-row>
          <table:table-row>
            <table:table-cell table:style-name="Table2_col1_row7">
              <text:p text:style-name="Normal">Daily meeting 3</text:p>
            </table:table-cell>
            <table:table-cell table:style-name="Table2_col2_row7">
              <text:p text:style-name="Normal">1/11/14</text:p>
            </table:table-cell>
            <table:table-cell table:style-name="Table2_col3_row7">
              <text:p text:style-name="Normal">10 min</text:p>
            </table:table-cell>
            <table:table-cell table:style-name="Table2_col4_row7">
              <text:p text:style-name="Normal">11 min</text:p>
            </table:table-cell>
            <table:table-cell table:style-name="Table2_col5_row7">
              <text:p text:style-name="Normal">Micaela</text:p>
            </table:table-cell>
          </table:table-row>
          <table:table-row>
            <table:table-cell table:style-name="Table2_col1_row8">
              <text:p text:style-name="Normal">Día 3 del Sprint</text:p>
            </table:table-cell>
            <table:table-cell table:style-name="Table2_col2_row8">
              <text:p text:style-name="Normal">1/11/14</text:p>
            </table:table-cell>
            <table:table-cell table:style-name="Table2_col3_row8">
              <text:p text:style-name="Normal">4 hs</text:p>
            </table:table-cell>
            <table:table-cell table:style-name="Table2_col4_row8">
              <text:p text:style-name="Normal">5,5 hs</text:p>
            </table:table-cell>
            <table:table-cell table:style-name="Table2_col5_row8">
              <text:p text:style-name="Normal">Micaela</text:p>
            </table:table-cell>
          </table:table-row>
        </table:table>
        <text:p text:style-name="P2"/>
        <text:list text:style-name="L4">
          <text:list-item>
            <text:p text:style-name="P11">Tareas realizadas en cada etapa:</text:p>
            <text:list>
              <text:list-item>
                <text:p text:style-name="P12">Planificación:</text:p>
                <text:list>
                  <text:list-item>
                    <text:p text:style-name="P13">Organización del SB.</text:p>
                  </text:list-item>
                  <text:list-item>
                    <text:p text:style-name="P13">Estimación de esfuerzo requerido por actividad.</text:p>
                  </text:list-item>
                  <text:list-item>
                    <text:p text:style-name="P13">Organización de los días y horas disponibles por cada miembro.</text:p>
                  </text:list-item>
                  <text:list-item>
                    <text:p text:style-name="P13">Bosquejos iniciales de las modificaciones del modelo de datos.</text:p>
                  </text:list-item>
                </text:list>
              </text:list-item>
              <text:list-item>
                <text:p text:style-name="P12">Sprint:</text:p>
                <text:list>
                  <text:list-item>
                    <text:p text:style-name="P13">Análisis y diseño detallado de los cambios del modelo de datos.</text:p>
                  </text:list-item>
                  <text:list-item>
                    <text:p text:style-name="P13">Revisión y cambios menores del modelo de datos.</text:p>
                  </text:list-item>
                  <text:list-item>
                    <text:p text:style-name="P13">Implementación de los elementos prioritarios del SB.</text:p>
                  </text:list-item>
                </text:list>
              </text:list-item>
              <text:list-item>
                <text:p text:style-name="P12">Revisión y retrospectiva:</text:p>
                <text:list>
                  <text:list-item>
                    <text:p text:style-name="P13">No realizada aún<text:line-break/></text:p>
                  </text:list-item>
                </text:list>
              </text:list-item>
            </text:list>
          </text:list-item>
          <text:list-item>
            <text:p text:style-name="P11"><text:span text:style-name="T1">Documentación generada accesible </text:span>en Scrumwise (PB, SB, burn down chart, documentación de uso, modelos de datos, historial de cambios)<text:line-break/></text:p>
          </text:list-item>
          <text:list-item>
            <text:p text:style-name="P11"><text:span text:style-name="T1">Roles:</text:span></text:p>
            <text:list>
              <text:list-item>
                <text:p text:style-name="P12"><text:span text:style-name="T1">SM</text:span>: Federico.</text:p>
              </text:list-item>
              <text:list-item>
                <text:p text:style-name="P12">Team: Paula, Sofía, Micaela, Gabriel.</text:p>
              </text:list-item>
              <text:list-item>
                <text:p text:style-name="P12">PO: Marcela.<text:line-break/></text:p>
              </text:list-item>
            </text:list>
          </text:list-item>
          <text:list-item>
            <text:p text:style-name="P11"><text:span text:style-name="T1">Responsabilidades:</text:span></text:p>
            <text:list>
              <text:list-item>
                <text:p text:style-name="P12"><text:span text:style-name="T1">SM: aplicar scrum, organizar reuniones, asegurar que el Team se mantenga enfocado.</text:span></text:p>
              </text:list-item>
              <text:list-item>
                <text:p text:style-name="P12"><text:span text:style-name="T1">Team: en S</text:span>crumwise (por tarea).</text:p>
              </text:list-item>
              <text:list-item>
                <text:p text:style-name="P12">PO: responder las consultas, reorganizar PB.<text:line-break/></text:p>
              </text:list-item>
            </text:list>
          </text:list-item>
          <text:list-item>
            <text:p text:style-name="P11"><text:span text:style-name="T1">Generación del prototipo: </text:span></text:p>
            <text:list>
              <text:list-item>
                <text:p text:style-name="P12"><text:span text:style-name="T1">Desarrollo del primer sprint: ya presentado.</text:span><text:line-break/></text:p>
              </text:list-item>
            </text:list>
          </text:list-item>
          <text:list-item>
            <text:p text:style-name="P11"><text:span text:style-name="T1">Ventajas del uso de Scrum:</text:span></text:p>
            <text:list>
              <text:list-item>
                <text:p text:style-name="P12"><text:span text:style-name="T1">Cumplimiento de expectativas del cliente. </text:span></text:p>
              </text:list-item>
              <text:list-item>
                <text:p text:style-name="P12"><text:span text:style-name="T1">Flexibilidad a cambios. </text:span></text:p>
              </text:list-item>
              <text:list-item>
                <text:p text:style-name="P12"><text:span text:style-name="T1">El cliente comienza a utilizar las funcionalidades más importantes del proyecto antes de que esté finalizado por completo. </text:span></text:p>
              </text:list-item>
              <text:list-item>
                <text:p text:style-name="P12"><text:span text:style-name="T1">Mayor calidad del software. </text:span></text:p>
              </text:list-item>
              <text:list-item>
                <text:p text:style-name="P12"><text:span text:style-name="T1">Mayor productividad (m</text:span>otivación del equipo al ver resultados en el tiempo)</text:p>
              </text:list-item>
              <text:list-item>
                <text:p text:style-name="P12">Reducción de riesgos. </text:p>
              </text:list-item>
              <text:list-item>
                <text:p text:style-name="P12">Maximiza retorno de la inversión: Producción de software únicamente con las pretaciones que aporan mayor valor al negocio. </text:p>
              </text:list-item>
              <text:list-item>
                <text:p text:style-name="P12">Predicciones de tiempos, ya que se conoce la velocidad media del equipo por sprint y es más fácil estimar.</text:p>
              </text:list-item>
            </text:list>
          </text:list-item>
        </text:list>
        <text:p text:style-name="P2"/>
        <text:list text:style-name="L5">
          <text:list-item>
            <text:p text:style-name="P14">Desventajas del uso de scrum:</text:p>
            <text:list>
              <text:list-item>
                <text:p text:style-name="P15">Difícil de aplicar en grandes proyectos. </text:p>
              </text:list-item>
              <text:list-item>
                <text:p text:style-name="P15">Se requiere de un experto en la metodología que monitorice su cumplimiento.</text:p>
              </text:list-item>
            </text:list>
          </text:list-item>
        </text:list>
        <text:p text:style-name="P16">Es difícil de adaptar para proyectos restringidos a una fecha de entrega y precios cerrados por contrato. </text:p>
        <text:list text:style-name="L6">
          <text:list-item>
            <text:p text:style-name="P17">Presupone que el equipo está muy formado y motivado. </text:p>
            <text:list>
              <text:list-item>
                <text:p text:style-name="P17">Presupone que el cliente está muy involucrado en el desarrollo y revisa el avance de la funcionalidad (Aunque en realidad no lo hace para los pequeños avances).</text:p>
              </text:list-item>
            </text:list>
          </text:list-item>
        </text:list>
        <text:p text:style-name="P2"/>
        <text:list text:style-name="L7">
          <text:list-item>
            <text:p text:style-name="P18">Búsqueda de herramientas:</text:p>
            <text:list>
              <text:list-item>
                <text:p text:style-name="P19">Arrancamos con Trello pero consideramos que le faltaban features por lo que probamos Jira <text:s/>y Scrumwise en paralelo.</text:p>
              </text:list-item>
              <text:list-item>
                <text:p text:style-name="P19">Probamos con Jira pero fue más complicado de usar que Scrumwise, por eso lo descartamos rápidamente.</text:p>
              </text:list-item>
              <text:list-item>
                <text:p text:style-name="P19">Scrumwise fue la herramienta seleccionada:</text:p>
              </text:list-item>
              <text:list-item>
                <text:p text:style-name="P19">Video tutorial que muestra el uso de la herramienta:</text:p>
                <text:list>
                  <text:list-item>
                    <text:p text:style-name="P20"><text:a xlink:href="http://www.youtube.com/user/Scrumwise">http://www.youtube.com/user/Scrumwise</text:a></text:p>
                  </text:list-item>
                </text:list>
              </text:list-item>
              <text:list-item>
                <text:p text:style-name="P19">Ventajas:</text:p>
                <text:list>
                  <text:list-item>
                    <text:p text:style-name="P20">Pizarra virtual de fácil manipulación.</text:p>
                  </text:list-item>
                  <text:list-item>
                    <text:p text:style-name="P20">Fácil gestión de usuarios y grupos.</text:p>
                  </text:list-item>
                  <text:list-item>
                    <text:p text:style-name="P20">Múltiples opciones para la visualización del tiempo consumido (por usuario, sprint, rangos de fechas).</text:p>
                  </text:list-item>
                  <text:list-item>
                    <text:p text:style-name="P20">Múltiples opciones para gestión de PB, SB.</text:p>
                  </text:list-item>
                  <text:list-item>
                    <text:p text:style-name="P20">Generación automática de burndown chart</text:p>
                  </text:list-item>
                  <text:list-item>
                    <text:p text:style-name="P20">Manejo de releases y actividades del sprint.</text:p>
                  </text:list-item>
                  <text:list-item>
                    <text:p text:style-name="P20">Documentación abundante.</text:p>
                  </text:list-item>
                  <text:list-item>
                    <text:p text:style-name="P20">Integración con GitHub.</text:p>
                  </text:list-item>
                  <text:list-item>
                    <text:p text:style-name="P20">API</text:p>
                  </text:list-item>
                </text:list>
              </text:list-item>
              <text:list-item>
                <text:p text:style-name="P19">Desventajas:</text:p>
                <text:list>
                  <text:list-item>
                    <text:p text:style-name="P20">Desventajas: muy alto costo (9 dólares por usuario por mes, Jira cuesta 20 dólares por 10 usuarios por mes) aunque ofrece el primer mes gratis sin necesidad de tarjeta de crédito.</text:p>
                  </text:list-item>
                  <text:list-item>
                    <text:p text:style-name="P20">El sistema está desarrollado en Flash.</text:p>
                  </text:list-item>
                  <text:list-item>
                    <text:p text:style-name="P20">Soporte para Scrum distribuido (permite el trabajo desde diferentes zonas horarias).</text:p>
                  </text:list-item>
                  <text:list-item>
                    <text:p text:style-name="P20">El backspace no me funcionaba con chrome para linux. (bug?)<text:line-break/></text:p>
                  </text:list-item>
                </text:list>
              </text:list-item>
            </text:list>
          </text:list-item>
          <text:list-item>
            <text:p text:style-name="P18"><text:span text:style-name="T1"/><text:span text:style-name="T2">Recomendación</text:span> de uso de otra metodología:</text:p>
            <text:list>
              <text:list-item>
                <text:p text:style-name="P19">Se podría recomendar el uso de XP ya que el equipo no posee iguales niveles de conocimiento en el área y se podía aprovechar para mejorar las competencias de los integrantes que menos conocían el lenguaje. </text:p>
              </text:list-item>
              <text:list-item>
                <text:p text:style-name="P19">En el caso de FDD nos parece que no es recomendable ya que es más lenta al principio y se requería software funcionando al finalizar la primer iteración. Además el equipo no tiene conocimiento del lenguaje por encima del promedio.</text:p>
              </text:list-item>
              <text:list-item>
                <text:p text:style-name="P19">Crystal tiene varias prácticas que aplicamos bastante:</text:p>
                <text:list>
                  <text:list-item>
                    <text:p text:style-name="P20">Entrega frecuente.</text:p>
                  </text:list-item>
                  <text:list-item>
                    <text:p text:style-name="P20">Comunicación osmótica.</text:p>
                  </text:list-item>
                  <text:list-item>
                    <text:p text:style-name="P20">Seguridad personal.</text:p>
                  </text:list-item>
                  <text:list-item>
                    <text:p text:style-name="P20">Foco (más que nada durante el primer sprint).</text:p>
                  </text:list-item>
                  <text:list-item>
                    <text:p text:style-name="P20">Fácil acceso a desarrolladores expertos.</text:p>
                  </text:list-item>
                  <text:list-item>
                    <text:p text:style-name="P20">Grupo de 6 personas o menos.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Heading-3" style:display-name="Heading 3" style:parent-style-name="Heading" style:next-style-name="Text-body">
      <style:paragraph-properties fo:margin-top="0.0972in" fo:margin-bottom="0.0835in"/>
      <style:text-properties fo:color="#808080" style:font-name="Liberation Serif" fo:font-size="14pt" fo:font-weight="bold"/>
    </style:style>
    <style:style style:family="paragraph" style:name="Normal" style:display-name="Normal">
      <style:paragraph-properties style:writing-mode="lr"/>
      <style:text-properties style:font-name="Liberation Serif" fo:font-size="12pt" fo:language="es" fo:country="AR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0-13T17:33:19.221013343</meta:creation-date>
    <dc:date>Mon Nov  3 01:14:52 2014
</dc:date>
  </office:meta>
</office:document-meta>
</file>